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1812"/>
    </style:style>
    <style:style style:name="P3" style:family="paragraph" style:parent-style-name="Standard">
      <style:paragraph-properties fo:text-align="justify" style:justify-single-word="false"/>
      <style:text-properties officeooo:paragraph-rsid="0016592f"/>
    </style:style>
    <style:style style:name="P4" style:family="paragraph" style:parent-style-name="Standard">
      <style:paragraph-properties fo:text-align="justify" style:justify-single-word="false"/>
      <style:text-properties style:font-name="Loma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oma" fo:font-size="12pt" officeooo:paragraph-rsid="0010181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oma" fo:font-size="12pt" officeooo:paragraph-rsid="0011ffa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oma" fo:font-size="12pt" officeooo:paragraph-rsid="0013928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oma" fo:font-size="12pt" officeooo:paragraph-rsid="0015219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oma" fo:font-size="12pt" officeooo:rsid="00101812" officeooo:paragraph-rsid="0010181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oma" fo:font-size="12pt" officeooo:rsid="00104cdc" officeooo:paragraph-rsid="00104cd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oma" fo:font-size="12pt" officeooo:rsid="00139283" officeooo:paragraph-rsid="0013928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oma" fo:font-size="12pt" officeooo:rsid="0015219f" officeooo:paragraph-rsid="0015219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oma" fo:font-size="12pt" officeooo:rsid="0016592f" officeooo:paragraph-rsid="0016592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oma" fo:font-size="18pt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Loma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101812"/>
    </style:style>
    <style:style style:name="P18" style:family="paragraph" style:parent-style-name="Standard">
      <style:paragraph-properties fo:text-align="center" style:justify-single-word="false"/>
      <style:text-properties style:font-name="Loma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oma" fo:font-size="12pt" officeooo:rsid="00139283" officeooo:paragraph-rsid="00139283" style:font-size-asian="12pt" style:font-size-complex="12pt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Loma" fo:font-size="12pt" officeooo:rsid="00139283" officeooo:paragraph-rsid="00139283" style:font-size-asian="12pt" style:font-size-complex="12pt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Loma" fo:font-size="12pt" officeooo:rsid="0015219f" officeooo:paragraph-rsid="0015219f" style:font-size-asian="12pt" style:font-size-complex="12pt"/>
    </style:style>
    <style:style style:name="P26" style:family="paragraph" style:parent-style-name="Heading_20_5">
      <style:paragraph-properties fo:text-align="justify" style:justify-single-word="false"/>
      <style:text-properties style:font-name="Loma" fo:font-size="12pt" style:font-size-asian="12pt" style:font-size-complex="12pt"/>
    </style:style>
    <style:style style:name="T1" style:family="text">
      <style:text-properties officeooo:rsid="00101812"/>
    </style:style>
    <style:style style:name="T2" style:family="text">
      <style:text-properties style:font-name="Loma" fo:font-size="12pt" style:font-size-asian="12pt" style:font-size-complex="12pt"/>
    </style:style>
    <style:style style:name="T3" style:family="text">
      <style:text-properties style:font-name="Loma" fo:font-size="12pt" officeooo:rsid="0016592f" style:font-size-asian="12pt" style:font-size-complex="12pt"/>
    </style:style>
    <style:style style:name="T4" style:family="text">
      <style:text-properties style:font-name="Loma" fo:font-size="32pt" style:font-size-asian="28pt" style:font-size-complex="28pt"/>
    </style:style>
    <style:style style:name="T5" style:family="text">
      <style:text-properties officeooo:rsid="0011ffa2"/>
    </style:style>
    <style:style style:name="T6" style:family="text">
      <style:text-properties officeooo:rsid="00139283"/>
    </style:style>
    <style:style style:name="T7" style:family="text">
      <style:text-properties officeooo:rsid="0015219f"/>
    </style:style>
    <style:style style:name="T8" style:family="text">
      <style:text-properties officeooo:rsid="001659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0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4">CAHIER DES CHARGES </text:span></text:span></text:p>
      <text:p text:style-name="P2"><text:span text:style-name="Strong_20_Emphasis"><text:span text:style-name="T2"/></text:span></text:p>
      <text:p text:style-name="P9"/>
      <text:p text:style-name="P9">Extension de site.</text:p>
      <text:p text:style-name="P5"><text:s/></text:p>
      <text:p text:style-name="P4">Nom de l’entreprise<text:tab/><text:tab/><text:span text:style-name="T8">MAISON LORIEAU</text:span></text:p>
      <text:p text:style-name="P4">Nom du projet <text:s/><text:tab/><text:tab/><text:span text:style-name="T1">Envoi de sms automatiques</text:span></text:p>
      <text:p text:style-name="P4">Personne à contacter <text:tab/>Mme<text:span text:style-name="T1"> LORIEAU</text:span></text:p>
      <text:p text:style-name="P4">Adresse : <text:span text:style-name="T5">rue du Général de Gaulle 85140 LES ESSARTS</text:span></text:p>
      <text:p text:style-name="P4">Tel <text:tab/><text:tab/><text:tab/><text:tab/><text:span text:style-name="T8">0123456789</text:span></text:p>
      <text:p text:style-name="P4">Email <text:s/><text:tab/><text:tab/><text:tab/><text:span text:style-name="T5">lorieau@pazeoru,fr<text:tab/></text:span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16">PRESENTATION DE L’ENTREPRISE</text:p>
      <text:p text:style-name="P4"/>
      <text:p text:style-name="P9">Le site pré-existant présente la <text:span text:style-name="T5">MAISON LORIEAU, boulangerie-pâtisserie</text:span> sur la commune de <text:span text:style-name="T5">LES ESSARTS</text:span>, PME où travaillent 5 personnes</text:p>
      <text:p text:style-name="P4"/>
      <text:p text:style-name="P4"/>
      <text:p text:style-name="P4"/>
      <text:p text:style-name="P4"/>
      <text:p text:style-name="P4"/>
      <text:p text:style-name="P4"/>
      <text:p text:style-name="P16">PRESENTATION DU PROJET</text:p>
      <text:p text:style-name="P4"/>
      <text:p text:style-name="P9">Le contexte principal est d’éviter de jeter les invendus de la journée, la boulangerie/pâtisserie se devant de présenter des produits de qualité et frais du jour.</text:p>
      <text:h text:style-name="P26" text:outline-level="5"/>
      <text:p text:style-name="P4">2.1 Comité de pilotage</text:p>
      <text:p text:style-name="P4"/>
      <text:p text:style-name="P10">L’avancement du projet sera validé par la gérante, Mme <text:span text:style-name="T5">LORIEAU</text:span>.</text:p>
      <text:p text:style-name="P4"><text:soft-page-break/></text:p>
      <text:p text:style-name="P11">L’Idée est de développer la clientèle et de la fidéliser par son inscription qui lui permettra :</text:p>
      <text:list xml:id="list3872771801" text:style-name="L1">
        <text:list-item>
          <text:p text:style-name="P19">de pouvoir y passer ses commandes en ligne,</text:p>
        </text:list-item>
        <text:list-item>
          <text:p text:style-name="P19">de bénéficier de sms informatifs sur les promotions, les nouveautés ou les évènement à venir.</text:p>
        </text:list-item>
      </text:list>
      <text:p text:style-name="P4">–</text:p>
      <text:p text:style-name="P4"/>
      <text:p text:style-name="P4">2.<text:span text:style-name="T5">2</text:span> Arborescence – Plan du site</text:p>
      <text:p text:style-name="P11">De la page d’accueil, la gérante en se connectant avec ses identifiants particuliers sera <text:s/>renvoyée vers la page de publication <text:span text:style-name="T10">des messages, qu’il s’agisse de promotion ou d’évènement particulier,</text:span></text:p>
      <text:p text:style-name="P11">Ce message sera :</text:p>
      <text:list xml:id="list2459137548" text:style-name="L2">
        <text:list-item>
          <text:p text:style-name="P20">publié sur la page d’accueil,</text:p>
        </text:list-item>
        <text:list-item>
          <text:p text:style-name="P20">envoyé par sms <text:span text:style-name="T10">pour les </text:span>clients inscrits,</text:p>
        </text:list-item>
      </text:list>
      <text:p text:style-name="P4"/>
      <text:p text:style-name="P4"/>
      <text:p text:style-name="P7">2.<text:span text:style-name="T5">3</text:span> Contenus</text:p>
      <text:p text:style-name="P7"/>
      <text:p text:style-name="P11">L’ensemble des pages est illustré par des photos de boulangerie, pain et gâteaux… tous les produits proposés par l’entreprise.</text:p>
      <text:p text:style-name="P6"/>
      <text:p text:style-name="P12">Page d’accueil :</text:p>
      <text:list xml:id="list72085099" text:style-name="L3">
        <text:list-item>
          <text:p text:style-name="P24">bannière de communication sur le dernier message saisi par la gérante,</text:p>
        </text:list-item>
      </text:list>
      <text:list xml:id="list3254484219" text:style-name="L4">
        <text:list-item>
          <text:p text:style-name="P22">menu vers les différentes pages du site : </text:p>
          <text:list>
            <text:list-item>
              <text:p text:style-name="P22">clientèle non <text:span text:style-name="T6">connectée</text:span>:</text:p>
              <text:list>
                <text:list-item>
                  <text:p text:style-name="P22">catalogue,</text:p>
                </text:list-item>
                <text:list-item>
                  <text:p text:style-name="P22">coordonnées,</text:p>
                </text:list-item>
              </text:list>
            </text:list-item>
            <text:list-item>
              <text:p text:style-name="P22">clientèle inscrite <text:span text:style-name="T6">et connectée</text:span></text:p>
              <text:list>
                <text:list-item>
                  <text:p text:style-name="P22">page de commande de produits.</text:p>
                </text:list-item>
              </text:list>
            </text:list-item>
          </text:list>
        </text:list-item>
      </text:list>
      <text:p text:style-name="P12"/>
      <text:p text:style-name="P12">Page d’inscription</text:p>
      <text:p text:style-name="P12"/>
      <text:p text:style-name="P12">Page des commande</text:p>
      <text:p text:style-name="P12"/>
      <text:p text:style-name="P12">Page de création des messages de la gérante</text:p>
      <text:p text:style-name="P11"/>
      <text:p text:style-name="P6"/>
      <text:p text:style-name="P4"><text:soft-page-break/></text:p>
      <text:p text:style-name="P4"><text:span text:style-name="T6">2</text:span>.<text:span text:style-name="T6">4</text:span> Fonctionnalités</text:p>
      <text:p text:style-name="P4"/>
      <text:p text:style-name="P12">l’attente est double :</text:p>
      <text:p text:style-name="P7">- <text:span text:style-name="T6">éviter de jeter des marchandises <text:s/></text:span></text:p>
      <text:p text:style-name="P7">- <text:span text:style-name="T6">développer et fidéliser notre clientèle</text:span></text:p>
      <text:p text:style-name="P7"/>
      <text:p text:style-name="P7"/>
      <text:p text:style-name="P4">2.<text:span text:style-name="T6">5</text:span> Langues </text:p>
      <text:p text:style-name="P12">Site en français, du fait de sa clientèle locale.</text:p>
      <text:p text:style-name="P4"/>
      <text:p text:style-name="P4"/>
      <text:p text:style-name="P4"/>
      <text:p text:style-name="P4"/>
      <text:p text:style-name="P4"/>
      <text:p text:style-name="P16">PRESTATIONS ATTENDUES</text:p>
      <text:p text:style-name="P4"/>
      <text:p text:style-name="P4"/>
      <text:p text:style-name="P4">3.1 Charte graphique et charte éditoriale</text:p>
      <text:p text:style-name="P13">Les couleurs seront dans les tonalités du pain sur du vert citronné pour la fraîcheur et l’évocation des couleurs vives de la pâtisserie.</text:p>
      <text:p text:style-name="P4"/>
      <text:p text:style-name="P4"/>
      <text:p text:style-name="P4">3.<text:span text:style-name="T8">2</text:span> Développement</text:p>
      <text:list xml:id="list108564842" text:style-name="L5">
        <text:list-item>
          <text:p text:style-name="P25">Gestion des messages saisis par Mme Lorieau,</text:p>
        </text:list-item>
        <text:list-item>
          <text:p text:style-name="P25">Gestion de la base de données pour :</text:p>
          <text:list>
            <text:list-item>
              <text:p text:style-name="P25">les clients,</text:p>
            </text:list-item>
            <text:list-item>
              <text:p text:style-name="P25">les publications</text:p>
            </text:list-item>
            <text:list-item>
              <text:p text:style-name="P25">les photos</text:p>
            </text:list-item>
          </text:list>
        </text:list-item>
      </text:list>
      <text:p text:style-name="P8"/>
      <text:p text:style-name="P4"/>
      <text:p text:style-name="P4">3.<text:span text:style-name="T8">3</text:span> Dépôt du nom de domaine et adresses mail</text:p>
      <text:p text:style-name="P4"/>
      <text:p text:style-name="P13">Nom de domaine et hébergement à déterminer.</text:p>
      <text:p text:style-name="P13"/>
      <text:p text:style-name="P4">3.<text:span text:style-name="T8">4</text:span> Référencement</text:p>
      <text:p text:style-name="P4"><text:span text:style-name="T7">L</text:span>e référencement <text:span text:style-name="T7">d</text:span>e votre site <text:span text:style-name="T7">sera intégré au développement du site.</text:span></text:p>
      <text:p text:style-name="P4"><text:soft-page-break/></text:p>
      <text:p text:style-name="P4">3.<text:span text:style-name="T8">5</text:span> Mises à jour</text:p>
      <text:p text:style-name="P13">Le site sera maintenu si besoin.</text:p>
      <text:p text:style-name="P4"/>
      <text:p text:style-name="P4"/>
      <text:p text:style-name="P4"/>
      <text:p text:style-name="P4"/>
      <text:p text:style-name="P4"/>
      <text:p text:style-name="P15"><text:span text:style-name="T9">PLANNING</text:span> <text:span text:style-name="T9">PREVISIONNEL</text:span></text:p>
      <text:p text:style-name="P15"/>
      <text:p text:style-name="P14">Le site sera mis à disposition pour ce nouveau développement le vendredi 7 juin au plus tard.</text:p>
      <text:p text:style-name="P4"/>
      <text:p text:style-name="P4">BUDGET</text:p>
      <text:p text:style-name="P1"><text:span text:style-name="Strong_20_Emphasis"><text:span text:style-name="T2"/></text:span></text:p>
      <text:p text:style-name="P3"><text:span text:style-name="Strong_20_Emphasis"><text:span text:style-name="T3">Ce développement est estimé à 325 672,00 € TTC 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52:10.195665862</meta:creation-date>
    <dc:date>2019-05-28T13:55:15.414615950</dc:date>
    <meta:editing-duration>PT9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63" meta:word-count="430" meta:character-count="2594" meta:non-whitespace-character-count="2217"/>
  </office:meta>
</office:document-meta>
</file>